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2cm" svg:stroke-color="#000000" draw:marker-start-width="0.432cm" draw:marker-end-width="0.432cm" draw:fill="none" draw:fill-color="#ffffff" fo:min-height="2.417cm" fo:padding-top="0.201cm" fo:padding-bottom="0.201cm" fo:padding-left="0.326cm" fo:padding-right="0.326cm"/>
    </style:style>
    <style:style style:name="P1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T1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2" style:family="text">
      <style:text-properties fo:font-family="'Liberation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42cm" svg:height="4.486cm" svg:x="1.755cm" svg:y="1.83cm">
          <draw:text-box>
            <text:p text:style-name="P1"><text:span text:style-name="T1">Adjust your thermostat</text:span><text:span text:style-name="T1"><text:tab/></text:span><text:span text:style-name="T1"><text:tab/></text:span><text:span text:style-name="T1">1000 lbs CO2</text:span></text:p>
            <text:p text:style-name="P1"><text:span text:style-name="T1">Don't fly to Tokyo</text:span><text:span text:style-name="T1"><text:tab/></text:span><text:span text:style-name="T1"><text:tab/></text:span><text:span text:style-name="T1"><text:tab/></text:span><text:span text:style-name="T1"><text:tab/></text:span><text:span text:style-name="T1">5700 lbs CO2</text:span></text:p>
            <text:p text:style-name="P2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706cm" svg:y="6.732cm">
          <draw:text-box>
            <text:p text:style-name="P1"><text:span text:style-name="T1">Shorten your shower</text:span><text:span text:style-name="T1"><text:tab/></text:span><text:span text:style-name="T1"><text:tab/></text:span><text:span text:style-name="T1">350 lbs CO2</text:span></text:p>
            <text:p text:style-name="P1"><text:span text:style-name="T1">Don't fly to Paris</text:span><text:span text:style-name="T1"><text:tab/></text:span><text:span text:style-name="T1"><text:tab/></text:span><text:span text:style-name="T1"><text:tab/></text:span><text:span text:style-name="T1"><text:tab/></text:span><text:span text:style-name="T1">32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652cm" svg:y="11.582cm">
          <draw:text-box>
            <text:p text:style-name="P1"><text:span text:style-name="T1">Reuse your coffee mug</text:span><text:span text:style-name="T1"><text:tab/></text:span><text:span text:style-name="T1">130 lbs CO2</text:span></text:p>
            <text:p text:style-name="P1"><text:span text:style-name="T1">Don't fly to LA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23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655cm" svg:y="16.43cm">
          <draw:text-box>
            <text:p text:style-name="P1"><text:span text:style-name="T1">Use low flow showerhead</text:span><text:span text:style-name="T1"><text:tab/></text:span><text:span text:style-name="T1">350 lbs CO2</text:span></text:p>
            <text:p text:style-name="P1"><text:span text:style-name="T1">Don't fly to Moscow</text:span><text:span text:style-name="T1"><text:tab/></text:span><text:span text:style-name="T1"> <text:s text:c="3"/></text:span><text:span text:style-name="T1"><text:tab/></text:span><text:span text:style-name="T1"><text:tab/></text:span><text:span text:style-name="T1">57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  <draw:frame draw:style-name="gr1" draw:text-style-name="P1" draw:layer="layout" svg:width="18.142cm" svg:height="4.486cm" svg:x="1.655cm" svg:y="21.33cm">
          <draw:text-box>
            <text:p text:style-name="P1"><text:span text:style-name="T1">Recycle pap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300 lbs CO2</text:span></text:p>
            <text:p text:style-name="P1"><text:span text:style-name="T1">Don't fly to Amsterdam</text:span><text:span text:style-name="T1"><text:tab/></text:span><text:span text:style-name="T1"><text:tab/></text:span><text:span text:style-name="T1">3200 lbs CO2</text:span></text:p>
            <text:p text:style-name="P1"><text:span text:style-name="T2"/></text:p>
            <text:p text:style-name="P2"><text:span text:style-name="T2">Make choices that matter.</text:span><text:span text:style-name="T2"><text:line-break/></text:span><text:span text:style-name="T2">www.planestupid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4-02-21T17:20:52</meta:creation-date>
    <dc:date>2014-02-21T18:02:05</dc:date>
    <dc:creator>Sam Christy</dc:creator>
    <meta:editing-duration>PT26M3S</meta:editing-duration>
    <meta:editing-cycles>8</meta:editing-cycles>
    <meta:generator>LibreOffice/3.6$Linux_x86 LibreOffice_project/360m1$Build-2</meta:generator>
    <meta:document-statistic meta:object-count="5"/>
  </office:meta>
</office:document-meta>
</file>